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_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ata</text:p>
          </table:table-cell>
          <table:table-cell office:value-type="string" calcext:value-type="string">
            <text:p>DetID_SettingID_IMG_stats.p=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tID_SettingID_IMG_stats.p=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tID_SettingID_IMG_stats.p=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tID_SettingID_IMG_stats.p=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peratingCurves.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_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ere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_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urveName</text:p>
          </table:table-cell>
          <table:table-cell office:value-type="string" calcext:value-type="string">
            <text:p>ALGid_IMG_results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und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_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urveNam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tID_WND_result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bined.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bViso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IMG_Resul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mulat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20:50:46.612698425</meta:creation-date>
    <dc:date>2018-07-25T21:18:01.016730523</dc:date>
    <meta:editing-duration>PT3M53S</meta:editing-duration>
    <meta:editing-cycles>1</meta:editing-cycles>
    <meta:document-statistic meta:table-count="1" meta:cell-count="23" meta:object-count="0"/>
    <meta:generator>LibreOffice/5.1.4.2$Linux_X86_64 LibreOffice_project/10m0$Build-2</meta:generator>
  </office:meta>
</office:document-meta>
</file>